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155cm" style:use-optimal-column-width="false"/>
    </style:style>
    <style:style style:name="co2" style:family="table-column">
      <style:table-column-properties style:column-width="7.15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ce2" style:family="table-cell">
      <style:paragraph-properties fo:text-align="center">
        <style:tab-stops/>
      </style:paragraph-properties>
    </style:style>
    <style:style style:name="P1" style:family="paragraph"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312cm" svg:height="6.542cm" svg:x="3.451cm" svg:y="8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Keys</text:p>
                <text:p text:style-name="P1">(Immutable)</text:p>
              </table:table-cell>
              <table:table-cell>
                <text:p text:style-name="P1">Values</text:p>
                <text:p text:style-name="P1">(Mutable/Immutable)</text:p>
              </table:table-cell>
            </table:table-row>
            <table:table-row table:style-name="ro2" table:default-cell-style-name="ce2">
              <table:table-cell>
                <text:p text:style-name="P2">“User”</text:p>
              </table:table-cell>
              <table:table-cell>
                <text:p text:style-name="P2">“Mayank Johri”</text:p>
              </table:table-cell>
            </table:table-row>
            <table:table-row table:style-name="ro2" table:default-cell-style-name="ce2">
              <table:table-cell>
                <text:p text:style-name="P2">“Color”</text:p>
              </table:table-cell>
              <table:table-cell>
                <text:p text:style-name="P2">“Sky Blue”</text:p>
              </table:table-cell>
            </table:table-row>
            <table:table-row table:style-name="ro2" table:default-cell-style-name="ce2">
              <table:table-cell>
                <text:p text:style-name="P2">1</text:p>
              </table:table-cell>
              <table:table-cell>
                <text:p text:style-name="P2">True</text:p>
              </table:table-cell>
            </table:table-row>
            <table:table-row table:style-name="ro2" table:default-cell-style-name="ce2">
              <table:table-cell>
                <text:p text:style-name="P2">(1,2,3)</text:p>
              </table:table-cell>
              <table:table-cell>
                <text:p text:style-name="P2">[1,2,3]</text:p>
              </table:table-cell>
            </table:table-row>
            <table:table-row table:style-name="ro2" table:default-cell-style-name="ce2">
              <table:table-cell>
                <text:p text:style-name="P2">2.345</text:p>
              </table:table-cell>
              <table:table-cell>
                <text:p text:style-name="P2">{1:True}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07:56:44.796885920</meta:creation-date>
    <dc:date>2018-02-12T08:17:27.033195560</dc:date>
    <meta:editing-duration>PT17S</meta:editing-duration>
    <meta:editing-cycles>1</meta:editing-cycles>
    <meta:document-statistic meta:object-count="1"/>
    <meta:generator>LibreOffice/5.4.2.2.0$Linux_X86_64 LibreOffice_project/40m0$Build-2</meta:generator>
  </office:meta>
</office:document-meta>
</file>